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5429" draw:fill-color="#ff7b59" draw:textarea-horizontal-align="justify" draw:textarea-vertical-align="middle" draw:auto-grow-height="false" fo:min-height="0.246cm" fo:min-width="7.231cm"/>
      <style:paragraph-properties style:writing-mode="lr-tb"/>
    </style:style>
    <style:style style:name="gr2" style:family="graphic" style:parent-style-name="standard">
      <style:graphic-properties svg:stroke-color="#b85c00" draw:fill-color="#ff972f" draw:textarea-horizontal-align="justify" draw:textarea-vertical-align="middle" draw:auto-grow-height="false" fo:min-height="3.55cm" fo:min-width="2.162cm"/>
      <style:paragraph-properties style:writing-mode="lr-tb"/>
    </style:style>
    <style:style style:name="gr3" style:family="graphic" style:parent-style-name="objectwithoutfill">
      <style:graphic-properties svg:stroke-color="#650953" draw:fill="solid" draw:textarea-vertical-align="middle"/>
    </style:style>
    <style:style style:name="gr4" style:family="graphic" style:parent-style-name="standard">
      <style:graphic-properties svg:stroke-width="0.035cm" svg:stroke-color="#f10d0c" draw:marker-start-width="0.252cm" draw:marker-end-width="0.252cm" draw:fill="none" draw:textarea-horizontal-align="justify" draw:textarea-vertical-align="middle" draw:auto-grow-height="false" fo:min-height="0.14cm" fo:min-width="0.668cm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withoutfill">
      <style:graphic-properties svg:stroke-color="#f10d0c" draw:marker-end="Arrow" draw:marker-end-width="0.3cm" draw:fill="solid" draw:textarea-vertical-align="middle"/>
    </style:style>
    <style:style style:name="gr6" style:family="graphic" style:parent-style-name="standard">
      <style:graphic-properties draw:stroke="dash" draw:stroke-dash="Long_20_Dot" svg:stroke-width="0.081cm" svg:stroke-color="#b47804" draw:marker-start-width="0.321cm" draw:marker-end-width="0.321cm" draw:fill="none" draw:textarea-horizontal-align="justify" draw:textarea-vertical-align="middle" draw:auto-grow-height="false" fo:min-height="6.428cm" fo:min-width="10.178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gr8" style:family="graphic" style:parent-style-name="standard">
      <style:graphic-properties svg:stroke-color="#333333" draw:fill="solid" draw:fill-color="#dedce6" draw:textarea-horizontal-align="justify" draw:textarea-vertical-align="middle" draw:auto-grow-height="false" fo:min-height="1.25cm" fo:min-width="1.1cm"/>
      <style:paragraph-properties style:writing-mode="lr-tb"/>
    </style:style>
    <style:style style:name="gr9" style:family="graphic" style:parent-style-name="objectwithoutfill">
      <style:graphic-properties svg:stroke-width="0.053cm" svg:stroke-color="#666666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fo:min-height="2.55cm"/>
      <style:paragraph-properties style:writing-mode="lr-tb"/>
    </style:style>
    <style:style style:name="P1" style:family="paragraph">
      <style:paragraph-properties fo:text-align="center" style:writing-mode="lr-tb"/>
      <style:text-properties fo:font-size="8pt" style:font-size-asian="8pt" style:font-size-complex="8pt"/>
    </style:style>
    <style:style style:name="P2" style:family="paragraph">
      <loext:graphic-properties draw:fill-color="#ff7b59"/>
      <style:paragraph-properties fo:text-align="center" style:writing-mode="lr-tb"/>
      <style:text-properties fo:font-size="8pt" style:font-size-asian="8pt" style:font-size-complex="8pt"/>
    </style:style>
    <style:style style:name="P3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-color="#ff972f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 style:writing-mode="lr-tb"/>
      <style:text-properties fo:color="#3465a4" fo:font-size="7pt" style:font-size-asian="7pt" style:font-size-complex="7pt"/>
    </style:style>
    <style:style style:name="P7" style:family="paragraph">
      <loext:graphic-properties draw:fill="none"/>
      <style:paragraph-properties fo:text-align="center" style:writing-mode="lr-tb"/>
      <style:text-properties fo:color="#3465a4" fo:font-size="7pt" style:font-size-asian="7pt" style:font-size-complex="7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3465a4" fo:font-size="7pt" style:font-size-asian="7pt" style:font-size-complex="7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color="#b47804"/>
    </style:style>
    <style:style style:name="P11" style:family="paragraph">
      <loext:graphic-properties draw:fill="none" draw:fill-color="#ffffff"/>
      <style:text-properties fo:color="#b47804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P13" style:family="paragraph">
      <loext:graphic-properties draw:fill="solid" draw:fill-color="#dedce6"/>
      <style:paragraph-properties fo:text-align="center"/>
      <style:text-properties fo:font-weight="bold" style:font-weight-asian="bold" style:font-weight-complex="bold"/>
    </style:style>
    <style:style style:name="P14" style:family="paragraph">
      <loext:graphic-properties draw:fill="none" draw:fill-color="#ffffff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color="#3465a4" fo:font-size="7pt" style:font-size-asian="7pt" style:font-size-complex="7pt"/>
    </style:style>
    <style:style style:name="T4" style:family="text">
      <style:text-properties fo:color="#3465a4" fo:font-size="6pt" style:font-size-asian="6pt" style:font-size-complex="6pt"/>
    </style:style>
    <style:style style:name="T5" style:family="text">
      <style:text-properties fo:color="#b47804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731cm" svg:height="0.496cm" svg:x="5.869cm" svg:y="3.2cm">
          <text:p text:style-name="P1"><text:span text:style-name="T1">TableGenerator.s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731cm" svg:height="0.496cm" svg:x="5.869cm" svg:y="4.026cm">
          <text:p text:style-name="P1"><text:span text:style-name="T1">Regressions.s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731cm" svg:height="0.496cm" svg:x="5.869cm" svg:y="4.852cm">
          <text:p text:style-name="P1"><text:span text:style-name="T1">BestFitter.s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731cm" svg:height="0.496cm" svg:x="5.869cm" svg:y="5.678cm">
          <text:p text:style-name="P1"><text:span text:style-name="T1">PointsPlotter.s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731cm" svg:height="0.496cm" svg:x="5.869cm" svg:y="6.504cm">
          <text:p text:style-name="P1"><text:span text:style-name="T1">GraphPlotter.sh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662cm" svg:height="3.8cm" svg:x="2.7cm" svg:y="3.2cm">
          <text:p text:style-name="P3"><text:span text:style-name="T2">MainGraph.sh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.362cm" svg:y1="3.53cm" svg:x2="5.869cm" svg:y2="3.53cm">
          <text:p/>
        </draw:line>
        <draw:line draw:style-name="gr3" draw:text-style-name="P5" draw:layer="layout" svg:x1="5.362cm" svg:y1="4.191cm" svg:x2="5.869cm" svg:y2="4.191cm">
          <text:p/>
        </draw:line>
        <draw:line draw:style-name="gr3" draw:text-style-name="P5" draw:layer="layout" svg:x1="5.362cm" svg:y1="5.017cm" svg:x2="5.869cm" svg:y2="5.017cm">
          <text:p/>
        </draw:line>
        <draw:line draw:style-name="gr3" draw:text-style-name="P5" draw:layer="layout" svg:x1="5.362cm" svg:y1="5.843cm" svg:x2="5.869cm" svg:y2="5.843cm">
          <text:p/>
        </draw:line>
        <draw:line draw:style-name="gr3" draw:text-style-name="P5" draw:layer="layout" svg:x1="5.362cm" svg:y1="6.67cm" svg:x2="5.869cm" svg:y2="6.67cm">
          <text:p/>
        </draw:line>
        <draw:custom-shape draw:style-name="gr4" draw:text-style-name="P7" draw:layer="layout" svg:width="1.7cm" svg:height="0.6cm" svg:x="5cm" svg:y="1.7cm">
          <text:p text:style-name="P6"><text:span text:style-name="T3">ejecut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5.2cm" svg:y1="2.2cm" svg:x2="4.2cm" svg:y2="3.2cm">
          <text:p/>
        </draw:line>
        <draw:custom-shape draw:style-name="gr4" draw:text-style-name="P7" draw:layer="layout" svg:width="1.7cm" svg:height="0.6cm" svg:x="4.6cm" svg:y="7.8cm">
          <text:p text:style-name="P6"><text:span text:style-name="T3">tabl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.7cm" svg:height="0.6cm" svg:x="6.902cm" svg:y="7.802cm">
          <text:p text:style-name="P6"><text:span text:style-name="T3">ajus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.7cm" svg:height="0.6cm" svg:x="9.302cm" svg:y="7.802cm">
          <text:p text:style-name="P6"><text:span text:style-name="T4">gráfica (punto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.7cm" svg:height="0.6cm" svg:x="11.502cm" svg:y="7.802cm">
          <text:p text:style-name="P8"><text:span text:style-name="T4">gráfica (recta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4cm" svg:y1="7cm" svg:x2="5.3cm" svg:y2="7.8cm">
          <text:p/>
        </draw:line>
        <draw:line draw:style-name="gr5" draw:text-style-name="P5" draw:layer="layout" svg:x1="4cm" svg:y1="7cm" svg:x2="7.7cm" svg:y2="7.8cm">
          <text:p/>
        </draw:line>
        <draw:line draw:style-name="gr5" draw:text-style-name="P5" draw:layer="layout" svg:x1="4cm" svg:y1="7.026cm" svg:x2="10.1cm" svg:y2="7.8cm">
          <text:p/>
        </draw:line>
        <draw:line draw:style-name="gr5" draw:text-style-name="P5" draw:layer="layout" svg:x1="4cm" svg:y1="7.072cm" svg:x2="12.4cm" svg:y2="7.8cm">
          <text:p/>
        </draw:line>
        <draw:custom-shape draw:style-name="gr6" draw:text-style-name="P9" draw:layer="layout" svg:width="11.4cm" svg:height="7.4cm" svg:x="2.4cm" svg:y="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1" draw:layer="layout" svg:width="3.7cm" svg:height="0.878cm" svg:x="9.9cm" svg:y="0.422cm">
          <draw:text-box>
            <text:p text:style-name="P10"><text:span text:style-name="T5">GraphKiller</text:span></text:p>
          </draw:text-box>
        </draw:frame>
        <draw:custom-shape draw:style-name="gr8" draw:text-style-name="P13" draw:layer="layout" svg:width="1.6cm" svg:height="1.5cm" svg:x="0.3cm" svg:y="2.5cm">
          <text:p text:style-name="P12"><text:span text:style-name="T2">GraphP1.sh</text:span>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2.4cm" svg:y1="5.1cm" svg:x2="1cm" svg:y2="4cm">
          <text:p/>
        </draw:line>
        <draw:frame draw:style-name="gr10" draw:text-style-name="P14" draw:layer="layout" svg:width="0.8cm" svg:height="2.8cm" svg:x="0.5cm" svg:y="4.7cm">
          <draw:text-box>
            <text:p>.</text:p>
            <text:p>.</text:p>
            <text:p>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cm" fo:page-height="9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16:44:11.571159336</meta:creation-date>
    <dc:date>2022-03-31T18:16:27.678379154</dc:date>
    <meta:editing-duration>PT11M17S</meta:editing-duration>
    <meta:editing-cycles>3</meta:editing-cycles>
    <meta:generator>LibreOffice/6.4.7.2$Linux_X86_64 LibreOffice_project/40$Build-2</meta:generator>
    <meta:document-statistic meta:object-count="26"/>
  </office:meta>
</office:document-meta>
</file>